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46af3" officeooo:paragraph-rsid="00046af3"/>
    </style:style>
    <style:style style:name="P2" style:family="paragraph" style:parent-style-name="Standard">
      <style:text-properties fo:font-weight="bold" officeooo:rsid="00046af3" officeooo:paragraph-rsid="00046af3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officeooo:rsid="00046af3" officeooo:paragraph-rsid="00046af3"/>
    </style:style>
    <style:style style:name="P4" style:family="paragraph" style:parent-style-name="Standard">
      <style:text-properties style:text-underline-style="solid" style:text-underline-width="auto" style:text-underline-color="font-color" officeooo:rsid="00046af3" officeooo:paragraph-rsid="001e2e74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6a1cb" officeooo:paragraph-rsid="0006a1cb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6a1cb" officeooo:paragraph-rsid="001e2e74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normal" officeooo:rsid="000d7b2b" officeooo:paragraph-rsid="000d7b2b" style:font-weight-asian="normal" style:font-weight-complex="normal"/>
    </style:style>
    <style:style style:name="P8" style:family="paragraph" style:parent-style-name="Standard">
      <style:text-properties style:text-underline-style="solid" style:text-underline-width="auto" style:text-underline-color="font-color" fo:font-weight="normal" officeooo:rsid="000d7b2b" officeooo:paragraph-rsid="001425a1" style:font-weight-asian="normal" style:font-weight-complex="normal"/>
    </style:style>
    <style:style style:name="P9" style:family="paragraph" style:parent-style-name="Standard">
      <style:text-properties style:text-underline-style="solid" style:text-underline-width="auto" style:text-underline-color="font-color" fo:font-weight="normal" officeooo:rsid="000d7b2b" officeooo:paragraph-rsid="001e2e74" style:font-weight-asian="normal" style:font-weight-complex="normal"/>
    </style:style>
    <style:style style:name="P10" style:family="paragraph" style:parent-style-name="Standard">
      <style:text-properties style:text-underline-style="solid" style:text-underline-width="auto" style:text-underline-color="font-color" officeooo:rsid="001fb528" officeooo:paragraph-rsid="001fb528"/>
    </style:style>
    <style:style style:name="P11" style:family="paragraph" style:parent-style-name="Standard">
      <style:text-properties style:text-underline-style="none" officeooo:rsid="00046af3" officeooo:paragraph-rsid="00046af3"/>
    </style:style>
    <style:style style:name="P12" style:family="paragraph" style:parent-style-name="Standard">
      <style:text-properties officeooo:rsid="0007be4d" officeooo:paragraph-rsid="0007be4d"/>
    </style:style>
    <style:style style:name="P13" style:family="paragraph" style:parent-style-name="Standard">
      <style:text-properties officeooo:rsid="00097284" officeooo:paragraph-rsid="00097284"/>
    </style:style>
    <style:style style:name="P14" style:family="paragraph" style:parent-style-name="Standard">
      <style:text-properties fo:font-style="italic" style:text-underline-style="solid" style:text-underline-width="auto" style:text-underline-color="font-color" officeooo:rsid="0007be4d" officeooo:paragraph-rsid="000d7b2b" style:font-style-asian="italic" style:font-style-complex="italic"/>
    </style:style>
    <style:style style:name="P15" style:family="paragraph" style:parent-style-name="Standard">
      <style:text-properties fo:font-style="normal" style:text-underline-style="solid" style:text-underline-width="auto" style:text-underline-color="font-color" fo:font-weight="bold" officeooo:rsid="0016d689" officeooo:paragraph-rsid="0016d689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 officeooo:rsid="0007be4d" officeooo:paragraph-rsid="000d7b2b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 officeooo:rsid="0007be4d" officeooo:paragraph-rsid="000f4ebf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 officeooo:rsid="0007be4d" officeooo:paragraph-rsid="001e2e74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 officeooo:rsid="000c79e0" officeooo:paragraph-rsid="000d7b2b"/>
    </style:style>
    <style:style style:name="P20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 officeooo:rsid="000c79e0" officeooo:paragraph-rsid="001e2e74"/>
    </style:style>
    <style:style style:name="P21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 officeooo:rsid="000d6710" officeooo:paragraph-rsid="000d7b2b"/>
    </style:style>
    <style:style style:name="P22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 officeooo:rsid="000d6710" officeooo:paragraph-rsid="001e2e74"/>
    </style:style>
    <style:style style:name="P23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 officeooo:rsid="0006a1cb" officeooo:paragraph-rsid="000d7b2b"/>
    </style:style>
    <style:style style:name="P24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 officeooo:rsid="0006a1cb" officeooo:paragraph-rsid="001e2e74"/>
    </style:style>
    <style:style style:name="P25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 officeooo:rsid="000f4ebf" officeooo:paragraph-rsid="000f4ebf"/>
    </style:style>
    <style:style style:name="P26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 officeooo:rsid="000f4ebf" officeooo:paragraph-rsid="001e2e74"/>
    </style:style>
    <style:style style:name="P27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 fo:font-weight="bold" officeooo:rsid="0007be4d" officeooo:paragraph-rsid="001425a1" style:font-weight-asian="bold" style:font-weight-complex="bold"/>
    </style:style>
    <style:style style:name="P28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 fo:font-weight="bold" officeooo:rsid="0007be4d" officeooo:paragraph-rsid="001e2e74" style:font-weight-asian="bold" style:font-weight-complex="bold"/>
    </style:style>
    <style:style style:name="P29" style:family="paragraph" style:parent-style-name="Standard">
      <style:paragraph-properties fo:margin-left="1.251cm" fo:margin-right="0cm" fo:text-indent="0cm" style:auto-text-indent="false"/>
      <style:text-properties fo:font-style="italic" style:text-underline-style="solid" style:text-underline-width="auto" style:text-underline-color="font-color" officeooo:rsid="000c79e0" officeooo:paragraph-rsid="000d7b2b" style:font-style-asian="italic" style:font-style-complex="italic"/>
    </style:style>
    <style:style style:name="P30" style:family="paragraph" style:parent-style-name="Standard">
      <style:paragraph-properties fo:margin-left="1.251cm" fo:margin-right="0cm" fo:text-indent="0cm" style:auto-text-indent="false"/>
      <style:text-properties fo:font-style="italic" style:text-underline-style="solid" style:text-underline-width="auto" style:text-underline-color="font-color" officeooo:rsid="000c79e0" officeooo:paragraph-rsid="001e2e74" style:font-style-asian="italic" style:font-style-complex="italic"/>
    </style:style>
    <style:style style:name="P31" style:family="paragraph" style:parent-style-name="Standard">
      <style:paragraph-properties fo:margin-left="1.251cm" fo:margin-right="0cm" fo:text-indent="0cm" style:auto-text-indent="false"/>
      <style:text-properties fo:font-style="italic" style:text-underline-style="solid" style:text-underline-width="auto" style:text-underline-color="font-color" officeooo:rsid="0007be4d" officeooo:paragraph-rsid="000d7b2b" style:font-style-asian="italic" style:font-style-complex="italic"/>
    </style:style>
    <style:style style:name="P32" style:family="paragraph" style:parent-style-name="Standard">
      <style:paragraph-properties fo:margin-left="1.251cm" fo:margin-right="0cm" fo:text-indent="0cm" style:auto-text-indent="false"/>
      <style:text-properties fo:font-style="italic" style:text-underline-style="solid" style:text-underline-width="auto" style:text-underline-color="font-color" officeooo:rsid="0007be4d" officeooo:paragraph-rsid="001e2e74" style:font-style-asian="italic" style:font-style-complex="italic"/>
    </style:style>
    <style:style style:name="P33" style:family="paragraph" style:parent-style-name="Standard">
      <style:paragraph-properties fo:margin-left="1.251cm" fo:margin-right="0cm" fo:text-indent="0cm" style:auto-text-indent="false"/>
      <style:text-properties style:text-underline-style="none" officeooo:rsid="00112d72" officeooo:paragraph-rsid="00112d72"/>
    </style:style>
    <style:style style:name="P34" style:family="paragraph" style:parent-style-name="Standard">
      <style:paragraph-properties fo:margin-left="1.251cm" fo:margin-right="0cm" fo:text-indent="0cm" style:auto-text-indent="false"/>
      <style:text-properties style:text-underline-style="none" officeooo:rsid="00112d72" officeooo:paragraph-rsid="001e2e74"/>
    </style:style>
    <style:style style:name="P35" style:family="paragraph" style:parent-style-name="Standard">
      <style:paragraph-properties fo:margin-left="1.251cm" fo:margin-right="0cm" fo:text-indent="0cm" style:auto-text-indent="false"/>
      <style:text-properties style:text-underline-style="none" officeooo:rsid="001537c7" officeooo:paragraph-rsid="001537c7"/>
    </style:style>
    <style:style style:name="P36" style:family="paragraph" style:parent-style-name="Standard">
      <style:paragraph-properties fo:margin-left="1.251cm" fo:margin-right="0cm" fo:text-indent="0cm" style:auto-text-indent="false"/>
      <style:text-properties style:text-underline-style="none" officeooo:rsid="001537c7" officeooo:paragraph-rsid="001e2e74"/>
    </style:style>
    <style:style style:name="P37" style:family="paragraph" style:parent-style-name="Standard">
      <style:paragraph-properties fo:margin-left="1.251cm" fo:margin-right="0cm" fo:text-indent="0cm" style:auto-text-indent="false"/>
      <style:text-properties fo:font-size="10pt" fo:font-style="italic" style:text-underline-style="solid" style:text-underline-width="auto" style:text-underline-color="font-color" fo:font-weight="bold" officeooo:rsid="00129bc0" officeooo:paragraph-rsid="001e2e74" style:font-size-asian="10pt" style:font-style-asian="italic" style:font-weight-asian="bold" style:font-size-complex="10pt" style:font-style-complex="italic" style:font-weight-complex="bold"/>
    </style:style>
    <style:style style:name="P38" style:family="paragraph" style:parent-style-name="Standard">
      <style:paragraph-properties fo:margin-left="0cm" fo:margin-right="0cm" fo:text-indent="0cm" style:auto-text-indent="false"/>
      <style:text-properties fo:font-size="10pt" fo:font-style="normal" style:text-underline-style="solid" style:text-underline-width="auto" style:text-underline-color="font-color" fo:font-weight="bold" officeooo:rsid="0017e689" officeooo:paragraph-rsid="0018e443" style:font-size-asian="10pt" style:font-style-asian="normal" style:font-weight-asian="bold" style:font-size-complex="10pt" style:font-style-complex="normal" style:font-weight-complex="bold"/>
    </style:style>
    <style:style style:name="P39" style:family="paragraph" style:parent-style-name="Table_20_Contents">
      <style:text-properties officeooo:rsid="001b180b" officeooo:paragraph-rsid="001b180b"/>
    </style:style>
    <style:style style:name="P40" style:family="paragraph" style:parent-style-name="Table_20_Contents">
      <style:text-properties officeooo:rsid="001c0427" officeooo:paragraph-rsid="001c042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7be4d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07be4d"/>
    </style:style>
    <style:style style:name="T6" style:family="text">
      <style:text-properties style:text-underline-style="none" officeooo:rsid="000d6710"/>
    </style:style>
    <style:style style:name="T7" style:family="text">
      <style:text-properties style:text-underline-style="none" officeooo:rsid="000f9052"/>
    </style:style>
    <style:style style:name="T8" style:family="text">
      <style:text-properties style:text-underline-style="none" officeooo:rsid="00112d72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text-underline-style="none" fo:font-weight="normal" officeooo:rsid="0018c82a" style:font-weight-asian="normal" style:font-weight-complex="normal"/>
    </style:style>
    <style:style style:name="T11" style:family="text">
      <style:text-properties style:text-underline-style="none" fo:font-weight="normal" officeooo:rsid="0018e443" style:font-weight-asian="normal" style:font-weight-complex="normal"/>
    </style:style>
    <style:style style:name="T12" style:family="text">
      <style:text-properties style:text-underline-style="none" fo:font-weight="normal" officeooo:rsid="001a6387" style:font-weight-asian="normal" style:font-weight-complex="normal"/>
    </style:style>
    <style:style style:name="T13" style:family="text">
      <style:text-properties style:text-underline-style="none" fo:font-weight="normal" officeooo:rsid="001beda9" style:font-weight-asian="normal" style:font-weight-complex="normal"/>
    </style:style>
    <style:style style:name="T14" style:family="text">
      <style:text-properties style:text-underline-style="none" fo:font-weight="normal" officeooo:rsid="001cb022" style:font-weight-asian="normal" style:font-weight-complex="normal"/>
    </style:style>
    <style:style style:name="T15" style:family="text">
      <style:text-properties style:text-underline-style="none" officeooo:rsid="001e2e74"/>
    </style:style>
    <style:style style:name="T16" style:family="text">
      <style:text-properties officeooo:rsid="0006a1cb"/>
    </style:style>
    <style:style style:name="T17" style:family="text">
      <style:text-properties officeooo:rsid="000a0285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normal" style:text-underline-style="none" style:font-style-asian="normal" style:font-style-complex="normal"/>
    </style:style>
    <style:style style:name="T20" style:family="text">
      <style:text-properties officeooo:rsid="001361e6"/>
    </style:style>
    <style:style style:name="T21" style:family="text">
      <style:text-properties officeooo:rsid="001362c8"/>
    </style:style>
    <style:style style:name="T22" style:family="text">
      <style:text-properties officeooo:rsid="001425a1"/>
    </style:style>
    <style:style style:name="T23" style:family="text">
      <style:text-properties officeooo:rsid="001beda9"/>
    </style:style>
    <style:style style:name="T24" style:family="text">
      <style:text-properties officeooo:rsid="001c04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is, le 7 Juin 2016</text:p>
      <text:p text:style-name="P1">HERAIZ-BEKKIS Daphné</text:p>
      <text:p text:style-name="P1"/>
      <text:p text:style-name="P2">Manuel 1 de stage :</text:p>
      <text:p text:style-name="P1"><text:span text:style-name="T2">Sujet de stage :</text:span> Identités Nommées</text:p>
      <text:p text:style-name="P1"><text:span text:style-name="T2">Objet du manuel :</text:span> Cahier des Charges</text:p>
      <text:p text:style-name="P12">Langue : Français</text:p>
      <text:p text:style-name="P13">Logiciel <text:span text:style-name="T17">Bureautique Téléchargeable =&gt; + IHM</text:span></text:p>
      <text:p text:style-name="P1"/>
      <text:p text:style-name="P3">Input :</text:p>
      <text:p text:style-name="P11">Fichier PDF représentant pour chacun une ou plusieurs facture<text:span text:style-name="T16">s</text:span></text:p>
      <text:p text:style-name="P11"/>
      <text:p text:style-name="P3">Output :</text:p>
      <text:p text:style-name="P3"><text:span text:style-name="T4">Fichier Excel (= Classeur)</text:span></text:p>
      <text:p text:style-name="P10"><text:span text:style-name="T4">Une feuille par facture ou un fichier par facture ?</text:span></text:p>
      <text:p text:style-name="P10"><text:span text:style-name="T4"/></text:p>
      <text:p text:style-name="P14"><text:span text:style-name="T3"/></text:p>
      <text:p text:style-name="P15">Données à récupérer :</text:p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38"><text:span text:style-name="T9">Info sur l'expéditeur de la facture</text:span></text:p>
          </table:table-cell>
          <table:table-cell table:style-name="Tableau1.B1" office:value-type="string">
            <text:p text:style-name="P38"><text:span text:style-name="T9">Nom, type (SARL…),capital de l'entreprise ?,Ville RCS, Num RCS, Adresse </text:span><text:span text:style-name="T12">envoyeur, </text:span><text:span text:style-name="T13">adresse siege ?</text:span><text:span text:style-name="T9">,</text:span><text:span text:style-name="T14">Tel+Fax,</text:span><text:span text:style-name="T9"> Num TVA </text:span><text:span text:style-name="T10">(FR)</text:span></text:p>
          </table:table-cell>
        </table:table-row>
        <table:table-row>
          <table:table-cell table:style-name="Tableau1.A2" office:value-type="string">
            <text:p text:style-name="P38"><text:span text:style-name="T9">Info sur </text:span><text:span text:style-name="T11">le destinataire</text:span><text:span text:style-name="T9"> de la facture</text:span></text:p>
          </table:table-cell>
          <table:table-cell table:style-name="Tableau1.B2" office:value-type="string">
            <text:p text:style-name="P38"><text:span text:style-name="T9">Nom, type (SARL…),</text:span><text:span text:style-name="T12">à l'attention de</text:span><text:span text:style-name="T9">?, Adresse </text:span><text:span text:style-name="T12">receveur</text:span><text:span text:style-name="T9">,</text:span><text:span text:style-name="T14">Tel+Fax,</text:span><text:span text:style-name="T9"> Num TVA </text:span><text:span text:style-name="T10">(FR)</text:span></text:p>
          </table:table-cell>
        </table:table-row>
        <table:table-row>
          <table:table-cell table:style-name="Tableau1.A2" office:value-type="string">
            <text:p text:style-name="P39">Facture</text:p>
          </table:table-cell>
          <table:table-cell table:style-name="Tableau1.B2" office:value-type="string">
            <text:p text:style-name="P39">T<text:span text:style-name="T23">itre ?,</text:span>Numero, date</text:p>
          </table:table-cell>
        </table:table-row>
        <table:table-row>
          <table:table-cell table:style-name="Tableau1.A2" office:value-type="string">
            <text:p text:style-name="P40">Infos factures simplifiées</text:p>
          </table:table-cell>
          <table:table-cell table:style-name="Tableau1.B2" office:value-type="string">
            <text:p text:style-name="P40">Bloc de texte prestations, montant total HT, taux TVA, mont total TVA, montant total autres taxes, montant total TTC</text:p>
          </table:table-cell>
        </table:table-row>
        <table:table-row>
          <table:table-cell table:style-name="Tableau1.A2" office:value-type="string">
            <text:p text:style-name="P39">Infos f<text:span text:style-name="T24">actures (groupement de toutes les prestations)</text:span></text:p>
          </table:table-cell>
          <table:table-cell table:style-name="Tableau1.B2" office:value-type="string">
            <text:p text:style-name="P39">montant HT, taux TVA, montant TVA, autres taxes, montant TTC<text:span text:style-name="T23">(total), moyen de paiement ?</text:span></text:p>
          </table:table-cell>
        </table:table-row>
        <table:table-row>
          <table:table-cell table:style-name="Tableau1.A2" office:value-type="string">
            <text:p text:style-name="P39">Infos <text:span text:style-name="T24">pour une prestation</text:span></text:p>
          </table:table-cell>
          <table:table-cell table:style-name="Tableau1.B2" office:value-type="string">
            <text:p text:style-name="P39">Nature prestation,montant HT, taux TVA, montant TVA, autres taxes, montant TTC<text:span text:style-name="T23">(total prestation)</text:span></text:p>
          </table:table-cell>
        </table:table-row>
      </table:table>
      <text:p text:style-name="P15"/>
      <text:p text:style-name="P38"><text:span text:style-name="T10"/></text:p>
      <text:p text:style-name="P4"><text:span text:style-name="T4"/></text:p>
      <text:p text:style-name="P6">Deroulement :</text:p>
      <text:p text:style-name="P9">Phase <text:span text:style-name="T22">Classement Manuel</text:span></text:p>
      <text:p text:style-name="P36">Entrées fichier de facture par fichier des données attendues que l'algorithme doit retrouver</text:p>
      <text:p text:style-name="P28"><text:span text:style-name="T4"/></text:p>
      <text:p text:style-name="P9">Phase Utilisateur</text:p>
      <text:p text:style-name="P18">A voir :</text:p>
      <text:p text:style-name="P18"><text:span text:style-name="T4">PDF → PNG ?</text:span></text:p>
      <text:p text:style-name="P20"><text:span text:style-name="T4">OCR</text:span></text:p>
      <text:p text:style-name="P18"><text:span text:style-name="T4">Retour d'une OCR ?</text:span></text:p>
      <text:p text:style-name="P20"><text:span text:style-name="T4">Séparation des factures ?</text:span></text:p>
      <text:p text:style-name="P20"/>
      <text:p text:style-name="P20"><text:span text:style-name="T4">Lecture et classement des données </text:span><text:span text:style-name="T8">(*)</text:span></text:p>
      <text:p text:style-name="P22"><text:span text:style-name="T4"/></text:p>
      <text:p text:style-name="P24"><text:span text:style-name="T6">Ecriture </text:span><text:span text:style-name="T4">Sortie → Fichier CSV </text:span><text:span text:style-name="T5">( </text:span><text:span text:style-name="T15">fichier texte avec </text:span><text:span text:style-name="T5">séparation ,)</text:span></text:p>
      <text:p text:style-name="P24"><text:span text:style-name="T4">CSV lisible partout et réadaptable par excel pour une lecture classeur</text:span></text:p>
      <text:p text:style-name="P24"><text:span text:style-name="T4">Conversion nécessaire en Excel ? </text:span></text:p>
      <text:p text:style-name="P26"><text:soft-page-break/><text:span text:style-name="T4"/></text:p>
      <text:p text:style-name="P26"><text:span text:style-name="T18">Ajout :</text:span><text:span text:style-name="T19"> P</text:span><text:span text:style-name="T4">ossibilité pour l'utilisateur de préciser la présence d'une erreur ce qui permettra au systè</text:span><text:span text:style-name="T7">me d'ajouter un entraînement supplémentaire</text:span></text:p>
      <text:p text:style-name="P24"><text:span text:style-name="T4"/></text:p>
      <text:p text:style-name="P30">Cote <text:span text:style-name="T21">prog</text:span>:</text:p>
      <text:p text:style-name="P18"><text:span text:style-name="T4">Installation d'OpenCV pour une OCR python ?</text:span></text:p>
      <text:p text:style-name="P32"><text:span text:style-name="T3"/></text:p>
      <text:p text:style-name="P9">Phase Apprentissage</text:p>
      <text:p text:style-name="P18">A voir :</text:p>
      <text:p text:style-name="P34">(*)</text:p>
      <text:p text:style-name="P34">Apprentissage et entraînement sur chaque données apprises et vérification avec les données classées correspondantes entrées manuellement</text:p>
      <text:p text:style-name="P24"><text:span text:style-name="T4"/></text:p>
      <text:p text:style-name="P30">Cote p<text:span text:style-name="T20">rog</text:span> :</text:p>
      <text:p text:style-name="P18"><text:span text:style-name="T4">Scikit-learn pour le machine learning ?</text:span></text:p>
      <text:p text:style-name="P37"><text:span text:style-name="T10">Threads 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11:04:00.063000000</meta:creation-date>
    <meta:generator>LibreOffice/5.0.6.3$Windows_x86 LibreOffice_project/490fc03b25318460cfc54456516ea2519c11d1aa</meta:generator>
    <dc:date>2016-06-07T12:15:19.437000000</dc:date>
    <meta:editing-duration>PT1H38M36S</meta:editing-duration>
    <meta:editing-cycles>31</meta:editing-cycles>
    <meta:document-statistic meta:table-count="1" meta:image-count="0" meta:object-count="0" meta:page-count="2" meta:paragraph-count="48" meta:word-count="299" meta:character-count="1900" meta:non-whitespace-character-count="1648"/>
  </office:meta>
</office:document-meta>
</file>